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27fcfd"/>
    </style:style>
    <style:style style:name="P3" style:family="paragraph" style:parent-style-name="Standard">
      <style:text-properties fo:font-weight="bold" officeooo:rsid="0033fbdf" officeooo:paragraph-rsid="0033fbdf" style:font-weight-asian="bold" style:font-weight-complex="bold"/>
    </style:style>
    <style:style style:name="P4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5" style:family="paragraph" style:parent-style-name="Standard">
      <style:text-properties officeooo:rsid="0011b025" officeooo:paragraph-rsid="0011b025"/>
    </style:style>
    <style:style style:name="P6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7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8" style:family="paragraph" style:parent-style-name="Standard">
      <style:text-properties fo:font-style="italic" officeooo:rsid="0034ed8b" officeooo:paragraph-rsid="0034ed8b" style:font-style-asian="italic" style:font-style-complex="italic"/>
    </style:style>
    <style:style style:name="P9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style:text-underline-style="none" fo:font-weight="normal" officeooo:rsid="0044d7a4" officeooo:paragraph-rsid="0044d7a4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officeooo:rsid="00147dd9" officeooo:paragraph-rsid="0013268f"/>
    </style:style>
    <style:style style:name="P15" style:family="paragraph" style:parent-style-name="Standard">
      <style:text-properties officeooo:rsid="0015f1ff" officeooo:paragraph-rsid="0015f1ff"/>
    </style:style>
    <style:style style:name="P16" style:family="paragraph" style:parent-style-name="Standard">
      <style:text-properties officeooo:rsid="0015f1ff" officeooo:paragraph-rsid="004db8ec"/>
    </style:style>
    <style:style style:name="P17" style:family="paragraph" style:parent-style-name="Standard">
      <style:text-properties officeooo:paragraph-rsid="0027fcfd"/>
    </style:style>
    <style:style style:name="P18" style:family="paragraph" style:parent-style-name="Standard">
      <style:text-properties officeooo:rsid="0019f535" officeooo:paragraph-rsid="0019f535"/>
    </style:style>
    <style:style style:name="P19" style:family="paragraph" style:parent-style-name="Standard">
      <style:text-properties officeooo:rsid="0027fcfd" officeooo:paragraph-rsid="0027fcfd"/>
    </style:style>
    <style:style style:name="P20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1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2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3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4" style:family="paragraph" style:parent-style-name="Standard">
      <style:paragraph-properties fo:line-height="150%"/>
      <style:text-properties fo:font-style="normal" officeooo:rsid="00367935" officeooo:paragraph-rsid="00398ddf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386ddb" officeooo:paragraph-rsid="003b4e50" style:font-style-asian="normal" style:font-style-complex="normal"/>
    </style:style>
    <style:style style:name="P26" style:family="paragraph" style:parent-style-name="Standard">
      <style:paragraph-properties fo:line-height="150%"/>
      <style:text-properties fo:font-style="normal" officeooo:rsid="00386ddb" officeooo:paragraph-rsid="003b4e50" style:font-style-asian="normal" style:font-style-complex="normal"/>
    </style:style>
    <style:style style:name="P27" style:family="paragraph" style:parent-style-name="Standard"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9" style:family="paragraph" style:parent-style-name="Standard">
      <style:text-properties officeooo:rsid="0033fbdf" officeooo:paragraph-rsid="0033fbdf"/>
    </style:style>
    <style:style style:name="P30" style:family="paragraph" style:parent-style-name="Standard">
      <style:text-properties officeooo:rsid="0033fbdf" officeooo:paragraph-rsid="0034ed8b"/>
    </style:style>
    <style:style style:name="P31" style:family="paragraph" style:parent-style-name="Standard">
      <style:text-properties officeooo:rsid="0034ed8b" officeooo:paragraph-rsid="0034ed8b"/>
    </style:style>
    <style:style style:name="P32" style:family="paragraph" style:parent-style-name="Standard">
      <style:text-properties officeooo:paragraph-rsid="00367935"/>
    </style:style>
    <style:style style:name="P33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37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38" style:family="paragraph" style:parent-style-name="Standard">
      <style:text-properties style:text-line-through-style="none" style:text-line-through-type="none" fo:font-style="italic" style:text-underline-style="none" officeooo:paragraph-rsid="00367935" style:font-style-asian="italic" style:font-style-complex="italic"/>
    </style:style>
    <style:style style:name="P39" style:family="paragraph" style:parent-style-name="Standard">
      <style:text-properties officeooo:paragraph-rsid="0045286d"/>
    </style:style>
    <style:style style:name="P40" style:family="paragraph" style:parent-style-name="Standard">
      <style:paragraph-properties fo:line-height="150%"/>
      <style:text-properties officeooo:paragraph-rsid="0013268f"/>
    </style:style>
    <style:style style:name="P41" style:family="paragraph" style:parent-style-name="Standard">
      <style:paragraph-properties fo:line-height="150%"/>
      <style:text-properties officeooo:paragraph-rsid="0040eb9d"/>
    </style:style>
    <style:style style:name="P42" style:family="paragraph" style:parent-style-name="Standard">
      <style:text-properties officeooo:paragraph-rsid="00524926"/>
    </style:style>
    <style:style style:name="P43" style:family="paragraph" style:parent-style-name="Standard" style:list-style-name="L1">
      <style:text-properties officeooo:rsid="0013268f" officeooo:paragraph-rsid="0013268f"/>
    </style:style>
    <style:style style:name="P44" style:family="paragraph" style:parent-style-name="Standard" style:list-style-name="L2">
      <style:text-properties officeooo:paragraph-rsid="00118c4a"/>
    </style:style>
    <style:style style:name="P45" style:family="paragraph" style:parent-style-name="Standard" style:list-style-name="L2">
      <style:text-properties fo:color="#228b22" officeooo:rsid="0011b025" officeooo:paragraph-rsid="0011b025"/>
    </style:style>
    <style:style style:name="P46" style:family="paragraph" style:parent-style-name="Standard" style:list-style-name="L2">
      <style:text-properties fo:color="#ff00ff" officeooo:rsid="0011b025" officeooo:paragraph-rsid="0011b025"/>
    </style:style>
    <style:style style:name="P47" style:family="paragraph" style:parent-style-name="Standard" style:list-style-name="L3">
      <style:text-properties officeooo:rsid="0012a0dc" officeooo:paragraph-rsid="0012a0dc"/>
    </style:style>
    <style:style style:name="P48" style:family="paragraph" style:parent-style-name="Standard">
      <style:text-properties officeooo:rsid="0012a0dc" officeooo:paragraph-rsid="0012a0dc"/>
    </style:style>
    <style:style style:name="P49" style:family="paragraph" style:parent-style-name="Standard" style:list-style-name="L4">
      <style:text-properties officeooo:rsid="0033fbdf" officeooo:paragraph-rsid="0033fbdf"/>
    </style:style>
    <style:style style:name="P50" style:family="paragraph" style:parent-style-name="Standard" style:list-style-name="L5">
      <style:text-properties officeooo:rsid="0033fbdf" officeooo:paragraph-rsid="0033fbdf"/>
    </style:style>
    <style:style style:name="P51" style:family="paragraph" style:parent-style-name="Standard" style:list-style-name="L6">
      <style:text-properties officeooo:paragraph-rsid="005b5cd3"/>
    </style:style>
    <style:style style:name="P52" style:family="paragraph" style:parent-style-name="Standard" style:list-style-name="L7">
      <style:text-properties officeooo:paragraph-rsid="00367935"/>
    </style:style>
    <style:style style:name="P53" style:family="paragraph" style:parent-style-name="Standard" style:list-style-name="L7">
      <style:text-properties officeooo:rsid="00367935" officeooo:paragraph-rsid="00367935"/>
    </style:style>
    <style:style style:name="P54" style:family="paragraph" style:parent-style-name="Standard" style:list-style-name="L8">
      <style:text-properties officeooo:rsid="00386ddb" officeooo:paragraph-rsid="00386ddb"/>
    </style:style>
    <style:style style:name="P55" style:family="paragraph" style:parent-style-name="Standard" style:list-style-name="L9">
      <style:text-properties style:text-underline-style="none" fo:font-weight="normal" officeooo:rsid="0040eb9d" officeooo:paragraph-rsid="0040eb9d" style:font-weight-asian="normal" style:font-weight-complex="normal"/>
    </style:style>
    <style:style style:name="P56" style:family="paragraph" style:parent-style-name="Standard">
      <style:text-properties officeooo:rsid="0020905d" officeooo:paragraph-rsid="005521a3"/>
    </style:style>
    <style:style style:name="P57" style:family="paragraph" style:parent-style-name="Standard">
      <style:paragraph-properties fo:text-align="center" style:justify-single-word="false"/>
      <style:text-properties fo:font-weight="bold" officeooo:rsid="002436f5" officeooo:paragraph-rsid="005521a3" style:font-weight-asian="bold" style:font-weight-complex="bold"/>
    </style:style>
    <style:style style:name="P58" style:family="paragraph" style:parent-style-name="Standard">
      <style:text-properties fo:font-weight="bold" officeooo:rsid="00264f9b" officeooo:paragraph-rsid="005521a3" style:font-weight-asian="bold" style:font-weight-complex="bold"/>
    </style:style>
    <style:style style:name="P59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0" style:family="paragraph" style:parent-style-name="Standard">
      <style:text-properties fo:font-weight="bold" officeooo:rsid="0065ca74" officeooo:paragraph-rsid="0065ca74" style:font-weight-asian="bold" style:font-weight-complex="bold"/>
    </style:style>
    <style:style style:name="P61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62" style:family="paragraph" style:parent-style-name="Standard">
      <style:text-properties fo:font-style="italic" style:text-underline-style="none" fo:font-weight="normal" officeooo:rsid="00256ecc" officeooo:paragraph-rsid="005521a3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officeooo:paragraph-rsid="003eeb50"/>
    </style:style>
    <style:style style:name="P67" style:family="paragraph" style:parent-style-name="Standard">
      <style:text-properties officeooo:rsid="00205d85" officeooo:paragraph-rsid="00546728"/>
    </style:style>
    <style:style style:name="P68" style:family="paragraph" style:parent-style-name="Standard">
      <style:text-properties officeooo:rsid="00205d85" officeooo:paragraph-rsid="005f7223"/>
    </style:style>
    <style:style style:name="P69" style:family="paragraph" style:parent-style-name="Standard">
      <style:text-properties officeooo:paragraph-rsid="005521a3"/>
    </style:style>
    <style:style style:name="P70" style:family="paragraph" style:parent-style-name="Standard">
      <style:text-properties officeooo:rsid="005521a3" officeooo:paragraph-rsid="005521a3"/>
    </style:style>
    <style:style style:name="P71" style:family="paragraph" style:parent-style-name="Standard">
      <style:text-properties officeooo:rsid="002436f5" officeooo:paragraph-rsid="003cb407"/>
    </style:style>
    <style:style style:name="P72" style:family="paragraph" style:parent-style-name="Standard">
      <style:text-properties officeooo:rsid="002436f5" officeooo:paragraph-rsid="005521a3"/>
    </style:style>
    <style:style style:name="P73" style:family="paragraph" style:parent-style-name="Standard">
      <style:text-properties officeooo:rsid="0022a34b" officeooo:paragraph-rsid="005521a3"/>
    </style:style>
    <style:style style:name="P74" style:family="paragraph" style:parent-style-name="Standard">
      <style:paragraph-properties fo:line-height="150%"/>
      <style:text-properties officeooo:paragraph-rsid="0040eb9d"/>
    </style:style>
    <style:style style:name="P75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76" style:family="paragraph" style:parent-style-name="Standard" style:list-style-name="L10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rsid="005d12fa" officeooo:paragraph-rsid="005d12fa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line-height="100%"/>
      <style:text-properties fo:font-style="normal" officeooo:rsid="00367935" officeooo:paragraph-rsid="00398ddf" style:font-style-asian="normal" style:font-style-complex="normal"/>
    </style:style>
    <style:style style:name="P83" style:family="paragraph" style:parent-style-name="Standard">
      <style:text-properties officeooo:paragraph-rsid="0056d959"/>
    </style:style>
    <style:style style:name="P84" style:family="paragraph" style:parent-style-name="Standard">
      <style:text-properties officeooo:rsid="0056d959" officeooo:paragraph-rsid="0056d959"/>
    </style:style>
    <style:style style:name="P85" style:family="paragraph" style:parent-style-name="Standard">
      <style:text-properties officeooo:rsid="005aa0ca" officeooo:paragraph-rsid="0012a0dc"/>
    </style:style>
    <style:style style:name="P86" style:family="paragraph" style:parent-style-name="Standard">
      <style:text-properties officeooo:rsid="0027fcfd" officeooo:paragraph-rsid="0063f3c5"/>
    </style:style>
    <style:style style:name="P87" style:family="paragraph" style:parent-style-name="Standard" style:list-style-name="L10">
      <style:text-properties officeooo:paragraph-rsid="0056d959"/>
    </style:style>
    <style:style style:name="P88" style:family="paragraph" style:parent-style-name="Standard">
      <style:text-properties officeooo:paragraph-rsid="005d12fa"/>
    </style:style>
    <style:style style:name="P89" style:family="paragraph" style:parent-style-name="Standard">
      <style:text-properties officeooo:paragraph-rsid="005eeb02"/>
    </style:style>
    <style:style style:name="P90" style:family="paragraph" style:parent-style-name="Standard">
      <style:text-properties style:text-line-through-style="solid" style:text-line-through-type="single" fo:font-weight="normal" officeooo:rsid="003eeb50" officeooo:paragraph-rsid="003eeb50" style:font-weight-asian="normal" style:font-weight-complex="normal"/>
    </style:style>
    <style:style style:name="P91" style:family="paragraph" style:parent-style-name="Standard">
      <style:paragraph-properties fo:break-before="page"/>
      <style:text-properties officeooo:paragraph-rsid="005521a3"/>
    </style:style>
    <style:style style:name="P92" style:family="paragraph" style:parent-style-name="Standard">
      <style:paragraph-properties fo:break-before="page"/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93" style:family="paragraph" style:parent-style-name="Table_20_Contents">
      <style:text-properties officeooo:rsid="0022a34b" officeooo:paragraph-rsid="005521a3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022a34b" officeooo:paragraph-rsid="005521a3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officeooo:paragraph-rsid="005521a3"/>
    </style:style>
    <style:style style:name="P96" style:family="paragraph" style:parent-style-name="Table_20_Contents">
      <style:paragraph-properties fo:text-align="center" style:justify-single-word="false"/>
      <style:text-properties officeooo:rsid="00546728" officeooo:paragraph-rsid="005521a3"/>
    </style:style>
    <style:style style:name="P97" style:family="paragraph" style:parent-style-name="Table_20_Contents">
      <style:paragraph-properties fo:text-align="center" style:justify-single-word="false"/>
      <style:text-properties officeooo:rsid="0063f3c5" officeooo:paragraph-rsid="0063f3c5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228b22"/>
    </style:style>
    <style:style style:name="T7" style:family="text">
      <style:text-properties fo:color="#228b22" fo:font-style="italic" style:font-style-asian="italic" style:font-style-complex="italic"/>
    </style:style>
    <style:style style:name="T8" style:family="text">
      <style:text-properties fo:color="#ff00ff"/>
    </style:style>
    <style:style style:name="T9" style:family="text">
      <style:text-properties fo:color="#ff00ff" fo:font-style="italic" style:font-style-asian="italic" style:font-style-complex="italic"/>
    </style:style>
    <style:style style:name="T10" style:family="text">
      <style:text-properties fo:color="#ff0000"/>
    </style:style>
    <style:style style:name="T11" style:family="text">
      <style:text-properties fo:color="#ff0000" officeooo:rsid="00118c4a"/>
    </style:style>
    <style:style style:name="T12" style:family="text">
      <style:text-properties fo:color="#ff0000" fo:font-style="italic" style:font-style-asian="italic" style:font-style-complex="italic"/>
    </style:style>
    <style:style style:name="T13" style:family="text">
      <style:text-properties officeooo:rsid="0012a0dc"/>
    </style:style>
    <style:style style:name="T14" style:family="text">
      <style:text-properties fo:color="#0000ff"/>
    </style:style>
    <style:style style:name="T15" style:family="text">
      <style:text-properties fo:color="#0000ff" officeooo:rsid="0011b025"/>
    </style:style>
    <style:style style:name="T16" style:family="text">
      <style:text-properties fo:color="#0000ff" officeooo:rsid="0012a0dc"/>
    </style:style>
    <style:style style:name="T17" style:family="text">
      <style:text-properties fo:color="#0000ff" fo:font-style="italic" style:font-style-asian="italic" style:font-style-complex="italic"/>
    </style:style>
    <style:style style:name="T18" style:family="text">
      <style:text-properties fo:color="#0000ff" officeooo:rsid="00367935"/>
    </style:style>
    <style:style style:name="T19" style:family="text">
      <style:text-properties fo:color="#0000ff" fo:font-weight="normal" officeooo:rsid="00367935" style:font-weight-asian="normal" style:font-weight-complex="normal"/>
    </style:style>
    <style:style style:name="T20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color="#8b4513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officeooo:rsid="0013268f"/>
    </style:style>
    <style:style style:name="T24" style:family="text">
      <style:text-properties style:use-window-font-color="true" officeooo:rsid="0044d7a4"/>
    </style:style>
    <style:style style:name="T25" style:family="text">
      <style:text-properties fo:font-weight="normal" officeooo:rsid="003c27f0" style:font-weight-asian="normal" style:font-weight-complex="normal"/>
    </style:style>
    <style:style style:name="T26" style:family="text">
      <style:text-properties fo:font-weight="normal" officeooo:rsid="003cb407" style:font-weight-asian="normal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2c018" style:font-style-asian="italic" style:font-style-complex="italic"/>
    </style:style>
    <style:style style:name="T29" style:family="text">
      <style:text-properties fo:font-style="italic" officeooo:rsid="00256ecc" style:font-style-asian="italic" style:font-style-complex="italic"/>
    </style:style>
    <style:style style:name="T30" style:family="text">
      <style:text-properties fo:font-style="italic" officeooo:rsid="002436f5" style:font-style-asian="italic" style:font-style-complex="italic"/>
    </style:style>
    <style:style style:name="T31" style:family="text">
      <style:text-properties fo:font-style="italic" officeooo:rsid="0020905d" style:font-style-asian="italic" style:font-style-complex="italic"/>
    </style:style>
    <style:style style:name="T32" style:family="text">
      <style:text-properties fo:font-style="italic" officeooo:rsid="00546728" style:font-style-asian="italic" style:font-style-complex="italic"/>
    </style:style>
    <style:style style:name="T33" style:family="text">
      <style:text-properties fo:font-style="italic" officeooo:rsid="002e41db" style:font-style-asian="italic" style:font-style-complex="italic"/>
    </style:style>
    <style:style style:name="T34" style:family="text">
      <style:text-properties fo:font-style="italic" officeooo:rsid="006317f8" style:font-style-asian="italic" style:font-style-complex="italic"/>
    </style:style>
    <style:style style:name="T35" style:family="text">
      <style:text-properties fo:font-style="italic" officeooo:rsid="00672a68" style:font-style-asian="italic" style:font-style-complex="italic"/>
    </style:style>
    <style:style style:name="T36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39" style:family="text">
      <style:text-properties officeooo:rsid="00205d85"/>
    </style:style>
    <style:style style:name="T40" style:family="text">
      <style:text-properties officeooo:rsid="0020905d"/>
    </style:style>
    <style:style style:name="T41" style:family="text">
      <style:text-properties officeooo:rsid="0022a34b"/>
    </style:style>
    <style:style style:name="T42" style:family="text">
      <style:text-properties officeooo:rsid="002436f5"/>
    </style:style>
    <style:style style:name="T43" style:family="text">
      <style:text-properties officeooo:rsid="00256ecc"/>
    </style:style>
    <style:style style:name="T44" style:family="text">
      <style:text-properties officeooo:rsid="0027fcfd"/>
    </style:style>
    <style:style style:name="T45" style:family="text">
      <style:text-properties officeooo:rsid="0029525d"/>
    </style:style>
    <style:style style:name="T46" style:family="text">
      <style:text-properties officeooo:rsid="0029f202"/>
    </style:style>
    <style:style style:name="T47" style:family="text">
      <style:text-properties officeooo:rsid="002e41db"/>
    </style:style>
    <style:style style:name="T48" style:family="text">
      <style:text-properties officeooo:rsid="0031326b"/>
    </style:style>
    <style:style style:name="T49" style:family="text">
      <style:text-properties officeooo:rsid="0033fbdf"/>
    </style:style>
    <style:style style:name="T50" style:family="text">
      <style:text-properties officeooo:rsid="0034ed8b"/>
    </style:style>
    <style:style style:name="T51" style:family="text">
      <style:text-properties officeooo:rsid="00367935"/>
    </style:style>
    <style:style style:name="T52" style:family="text">
      <style:text-properties officeooo:rsid="00398ddf"/>
    </style:style>
    <style:style style:name="T53" style:family="text">
      <style:text-properties officeooo:rsid="003b4e50"/>
    </style:style>
    <style:style style:name="T54" style:family="text">
      <style:text-properties officeooo:rsid="0043121f"/>
    </style:style>
    <style:style style:name="T5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45286d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d12fa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64" style:family="text">
      <style:text-properties fo:font-style="normal" officeooo:rsid="00524926" style:font-style-asian="normal" style:font-style-complex="normal"/>
    </style:style>
    <style:style style:name="T65" style:family="text">
      <style:text-properties fo:font-style="normal" officeooo:rsid="0033fbdf" style:font-style-asian="normal" style:font-style-complex="normal"/>
    </style:style>
    <style:style style:name="T66" style:family="text">
      <style:text-properties fo:font-style="normal" officeooo:rsid="0034ed8b" style:font-style-asian="normal" style:font-style-complex="normal"/>
    </style:style>
    <style:style style:name="T67" style:family="text">
      <style:text-properties fo:font-style="normal" officeooo:rsid="0052a33a" style:font-style-asian="normal" style:font-style-complex="normal"/>
    </style:style>
    <style:style style:name="T68" style:family="text">
      <style:text-properties fo:font-style="normal" officeooo:rsid="0012a0dc" style:font-style-asian="normal" style:font-style-complex="normal"/>
    </style:style>
    <style:style style:name="T69" style:family="text">
      <style:text-properties fo:font-style="normal" officeooo:rsid="005aa0ca" style:font-style-asian="normal" style:font-style-complex="normal"/>
    </style:style>
    <style:style style:name="T70" style:family="text">
      <style:text-properties officeooo:rsid="004d4d0b"/>
    </style:style>
    <style:style style:name="T71" style:family="text">
      <style:text-properties officeooo:rsid="0013268f"/>
    </style:style>
    <style:style style:name="T72" style:family="text">
      <style:text-properties officeooo:rsid="004f4350"/>
    </style:style>
    <style:style style:name="T73" style:family="text">
      <style:text-properties officeooo:rsid="00501b3c"/>
    </style:style>
    <style:style style:name="T74" style:family="text">
      <style:text-properties officeooo:rsid="00147dd9"/>
    </style:style>
    <style:style style:name="T75" style:family="text">
      <style:text-properties officeooo:rsid="0054a0cd"/>
    </style:style>
    <style:style style:name="T76" style:family="text">
      <style:text-properties officeooo:rsid="005521a3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5f7223" style:font-weight-asian="bold" style:font-weight-complex="bold"/>
    </style:style>
    <style:style style:name="T79" style:family="text">
      <style:text-properties fo:font-weight="bold" officeooo:rsid="006317f8" style:font-weight-asian="bold" style:font-weight-complex="bold"/>
    </style:style>
    <style:style style:name="T80" style:family="text">
      <style:text-properties officeooo:rsid="005b5cd3"/>
    </style:style>
    <style:style style:name="T81" style:family="text">
      <style:text-properties officeooo:rsid="005b5f51"/>
    </style:style>
    <style:style style:name="T82" style:family="text">
      <style:text-properties officeooo:rsid="005d12fa"/>
    </style:style>
    <style:style style:name="T83" style:family="text">
      <style:text-properties officeooo:rsid="003cb407"/>
    </style:style>
    <style:style style:name="T84" style:family="text">
      <style:text-properties officeooo:rsid="005f7223"/>
    </style:style>
    <style:style style:name="T85" style:family="text">
      <style:text-properties officeooo:rsid="006317f8"/>
    </style:style>
    <style:style style:name="T86" style:family="text">
      <style:text-properties officeooo:rsid="0063f3c5"/>
    </style:style>
    <style:style style:name="T87" style:family="text">
      <style:text-properties officeooo:rsid="00649c83"/>
    </style:style>
    <style:style style:name="T88" style:family="text">
      <style:text-properties officeooo:rsid="00672a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76">А</text:span>нглийско<text:span text:style-name="T76">е</text:span> предложени<text:span text:style-name="T76">е. </text:span>Порядок слов</text:p>
      <text:p text:style-name="P1"/>
      <text:p text:style-name="P40"><text:span text:style-name="T71">Слова </text:span><text:span text:style-name="T72">в предложении </text:span><text:span text:style-name="T71">делятся на </text:span><text:span text:style-name="T76">две</text:span><text:span text:style-name="T71"> смысловые группы:</text:span></text:p>
      <text:list xml:id="list1020489516" text:style-name="L1">
        <text:list-item>
          <text:p text:style-name="P43">главные члены предложения (грамматическая основа) — <text:span text:style-name="T72">это </text:span>подлежащее и сказуемое;</text:p>
        </text:list-item>
        <text:list-item>
          <text:p text:style-name="P43">второстепенные члены предложения — определение, дополнение и обстоятельтсво.</text:p>
        </text:list-item>
      </text:list>
      <text:p text:style-name="P14"/>
      <text:p text:style-name="P15">Подлежащие — это существительное в именимтельно<text:span text:style-name="T47">м</text:span> падеже, т. е. автор действия.</text:p>
      <text:p text:style-name="P16">Сказуемое — это глагол <text:span text:style-name="T40">(verb)</text:span>, т. е. действие совершаемое автором.</text:p>
      <text:p text:style-name="P15"/>
      <text:p text:style-name="P15">Дополнение — это то, на что направлено действие. Оно выражено существительным, перед которым может стоять предлог или глаголом, перед которым может стоять частица to.</text:p>
      <text:p text:style-name="P15">Обычно оно стоит в конце предложения, но иногда может быть в начале.</text:p>
      <text:p text:style-name="P15"/>
      <text:p text:style-name="P18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15"/>
      <text:p text:style-name="P66"><text:span text:style-name="T74">В английском </text:span><text:span text:style-name="T76">языке</text:span><text:span text:style-name="T74"> не бывает предложений без подлежащего и сказуемого.</text:span></text:p>
      <text:p text:style-name="P70">Исключение составляют разговорные фразы: nice to meet you и пр.</text:p>
      <text:p text:style-name="P66"/>
      <text:p text:style-name="P86"><text:span text:style-name="T86">С</text:span>казуемое <text:span text:style-name="T86">п</text:span>очти всегда делится на 2 части: вспомогательный и смысловой <text:span text:style-name="T82">глагол</text:span>.</text:p>
      <text:p text:style-name="P19"/>
      <text:p text:style-name="P42"><text:span text:style-name="T44">Вспомогательный глагол не переводится. Он </text:span><text:span text:style-name="T45">сообщает</text:span><text:span text:style-name="T44"> о том, в каком времени нужно переводить смысловой. Смысловой глогол передает суть действия. Он может может иметь </text:span></text:p>
      <text:p text:style-name="P42"><text:span text:style-name="T44">3 окончания (-s, -ing, -ed) и </text:span><text:span text:style-name="T46">быть в </text:span><text:span text:style-name="T44">3</text:span><text:span text:style-name="T46">х </text:span><text:span text:style-name="T44">форм</text:span><text:span text:style-name="T46">ах</text:span><text:span text:style-name="T44">.</text:span></text:p>
      <text:p text:style-name="P2"/>
      <text:p text:style-name="P21">Утведрдительные и отрицательные предложения:</text:p>
      <text:list xml:id="list2094233650" text:style-name="L2">
        <text:list-item>
          <text:p text:style-name="P44"><text:span text:style-name="T11">подлежащее</text:span><text:span text:style-name="T1">;</text:span></text:p>
        </text:list-item>
        <text:list-item>
          <text:p text:style-name="P44"><text:span text:style-name="T15">сказуемое</text:span><text:span text:style-name="T2">;</text:span></text:p>
        </text:list-item>
        <text:list-item>
          <text:p text:style-name="P45">дополнение;</text:p>
        </text:list-item>
        <text:list-item>
          <text:p text:style-name="P46">обстоятельство.</text:p>
        </text:list-item>
      </text:list>
      <text:p text:style-name="P5"/>
      <text:p text:style-name="P6"><text:span text:style-name="T10">We</text:span> <text:span text:style-name="T14">do</text:span> <text:span text:style-name="T6">our work</text:span> <text:span text:style-name="T8">with pleasure</text:span> — <text:span text:style-name="T13">М</text:span>ы делаем нашу работу с удовол<text:span text:style-name="T13">ь</text:span>ствием.</text:p>
      <text:p text:style-name="P6"><text:span text:style-name="T10">They</text:span> <text:span text:style-name="T14">haven`t finish</text:span><text:span text:style-name="T16">ed</text:span> <text:span text:style-name="T6">their work</text:span> <text:span text:style-name="T8">in time</text:span> — <text:span text:style-name="T13">Они не закончили работу вовремя.</text:span></text:p>
      <text:p text:style-name="P7"><text:span text:style-name="T10">I</text:span> <text:span text:style-name="T14">will give</text:span> <text:span text:style-name="T6">you</text:span> <text:span text:style-name="T6">money</text:span> — Я дам тебе деньги.</text:p>
      <text:p text:style-name="P5"><text:s/></text:p>
      <text:p text:style-name="P20">Вопросительные предложения:</text:p>
      <text:list xml:id="list543436015" text:style-name="L3">
        <text:list-item>
          <text:p text:style-name="P47"><text:span text:style-name="T21">вопросительное слово</text:span>;</text:p>
        </text:list-item>
        <text:list-item>
          <text:p text:style-name="P47"><text:span text:style-name="T3">вспомогательный глагол</text:span><text:span text:style-name="T14"> </text:span><text:span text:style-name="T23">(часть сказуемого)</text:span><text:span text:style-name="T22">;</text:span></text:p>
        </text:list-item>
        <text:list-item>
          <text:p text:style-name="P47"><text:span text:style-name="T10">подлежащее</text:span>;</text:p>
        </text:list-item>
        <text:list-item>
          <text:p text:style-name="P47"><text:span text:style-name="T14">смысловой глагол</text:span><text:span text:style-name="T3"> </text:span><text:span text:style-name="T23">(часть сказуемого)</text:span><text:span text:style-name="T22">;</text:span></text:p>
        </text:list-item>
        <text:list-item>
          <text:p text:style-name="P47"><text:span text:style-name="T6">дополнение</text:span>;</text:p>
        </text:list-item>
        <text:list-item>
          <text:p text:style-name="P47"><text:span text:style-name="T8">обстоятельство</text:span>.</text:p>
        </text:list-item>
      </text:list>
      <text:p text:style-name="P48"/>
      <text:p text:style-name="P61"><text:span text:style-name="T21">What</text:span> <text:span text:style-name="T3">are</text:span> <text:span text:style-name="T10">you</text:span> <text:span text:style-name="T14">doing</text:span> <text:span text:style-name="T8">here</text:span>? <text:span text:style-name="T39">—</text:span> Что ты здесь делаешь?</text:p>
      <text:p text:style-name="P68"><text:span text:style-name="T4">Do</text:span><text:span text:style-name="T27"> </text:span><text:span text:style-name="T12">you</text:span><text:span text:style-name="T27"> </text:span><text:span text:style-name="T17">want</text:span><text:span text:style-name="T7"> to live </text:span><text:span text:style-name="T9">in Spain</text:span><text:span text:style-name="T27">? — Ты хочешь жить в Испании?</text:span></text:p>
      <text:p text:style-name="P85"/>
      <text:p text:style-name="P88"><text:span text:style-name="T68">Вопрос не всегда бывает полным, какого-то элемента может не быть, </text:span><text:span text:style-name="T69">но при этом всегда есть подлежащие и вспомогательный глагол.</text:span></text:p>
      <text:p text:style-name="P88"><text:span text:style-name="T69"/></text:p>
      <text:p text:style-name="P79"/>
      <text:p text:style-name="P92"><text:span text:style-name="T83">Общий вопрос начинается со вспомогательного глагола и подразумевает ответ «да», «нет».</text:span></text:p>
      <text:p text:style-name="P79"/>
      <text:p text:style-name="P89"><text:span text:style-name="T62">Чтобы коротко ответить на </text:span><text:span text:style-name="T63">такой </text:span><text:span text:style-name="T62">вопрос, недостаточно просто написать yes/no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81"/>
      <text:p text:style-name="P64"><text:span text:style-name="T77">Do you play</text:span> the piano? <text:span text:style-name="T39">—</text:span> Yes, <text:span text:style-name="T78">I do</text:span><text:span text:style-name="T84">.</text:span></text:p>
      <text:p text:style-name="P64"><text:span text:style-name="T78">Does Rita play</text:span><text:span text:style-name="T84"> football? </text:span><text:span text:style-name="T39">— </text:span><text:span text:style-name="T84">No, </text:span><text:span text:style-name="T78">she doesn`t</text:span><text:span text:style-name="T84">.</text:span> </text:p>
      <text:p text:style-name="P64"/>
      <text:p text:style-name="P80"><text:span text:style-name="T83">Специальный вопрос начинается с вопросительного слова </text:span><text:span text:style-name="T88">или связки</text:span><text:span text:style-name="T83">. </text:span><text:span text:style-name="T85">Он служит, чтобы узнать дополнительную информацию.</text:span><text:span text:style-name="T83"> </text:span><text:span text:style-name="T85">После вопросительного слова обычно стоит существительное: </text:span><text:span text:style-name="T34">What </text:span><text:span text:style-name="T37">car</text:span><text:span text:style-name="T34"> does he have? </text:span><text:span text:style-name="T35">How much </text:span><text:span text:style-name="T38">money</text:span><text:span text:style-name="T35"> dow we have?</text:span></text:p>
      <text:p text:style-name="P64"/>
      <text:p text:style-name="P67"><text:span text:style-name="T26">В предложениях, которые используют глаголы: </text:span><text:span text:style-name="T25">like, have, enjoy, need, </text:span><text:span text:style-name="T26">подлежащие не переводятся на русский в именительном падеже:</text:span></text:p>
      <text:p text:style-name="P33"/>
      <text:p text:style-name="P9"><text:span text:style-name="T22">I l</text:span>ike my job — Мне нравится моя работа (а не «Я нравится моя работа»).</text:p>
      <text:p text:style-name="P9"/>
      <text:p text:style-name="P90">В английском языке всего 2 падежа: именительный и объектный. Обычно слово никак не меняется, даже если оно стоит в объектном падеже. Изменения видны только при работе с местоимениями. Местоимения I, you, he, she, it, we, they стоят в форме именительного падежа (являются подлежащими) и не используются во второй половине предложения.</text:p>
      <text:p text:style-name="P58"/>
      <text:p text:style-name="P60">Глаголы do и be</text:p>
      <text:p text:style-name="P58"/>
      <text:p text:style-name="P58"/>
      <text:p text:style-name="P58"/>
      <text:p text:style-name="P58">Об английских временах</text:p>
      <text:p text:style-name="P56"/>
      <text:p text:style-name="P73">Времена группы Simple (или Indefinite) сообщают об обыденных фактах и событиях, происходящих регулярно, например <text:span text:style-name="T27">I live in Spain — Я живу в испании (факт).</text:span></text:p>
      <text:p text:style-name="P73"/>
      <text:p text:style-name="P69"><text:span text:style-name="T41">Времена группы Continues (Progressive) </text:span><text:span text:style-name="T42">описывают</text:span><text:span text:style-name="T41"> </text:span><text:span text:style-name="T48">незавершенный </text:span><text:span text:style-name="T41">процесс </text:span><text:span text:style-name="T48">в</text:span><text:span text:style-name="T41"> </text:span><text:span text:style-name="T49">какой-то</text:span><text:span text:style-name="T41"> момент времени: </text:span><text:span text:style-name="T28">I am reading a book — Я читаю книгу (именно сейчас).</text:span></text:p>
      <text:p text:style-name="P69"/>
      <text:p text:style-name="P69"><text:span text:style-name="T42">Времена группы Perfect обозначают результат, опыт, впечатления: <text:s/></text:span></text:p>
      <text:p text:style-name="P69"><text:span text:style-name="T30">I have lost the keys — Я потерял ключи (результат свершившегося действия).</text:span></text:p>
      <text:p text:style-name="P69"/>
      <text:p text:style-name="P72">Времена группы Perfect Continuous описывают процесс, который начался в прошлом и длился до какого-то момента <text:span text:style-name="T43">в прошлом, либо длится до настоящего момента, либо продолжится до определенного момента в будущем: </text:span><text:span text:style-name="T29">I have been reading for 2 hours — </text:span></text:p>
      <text:p text:style-name="P62">Я читаю уже 2 часа (как долго я выполняю действие к этому моменту).</text:p>
      <text:p text:style-name="P71"/>
      <text:p text:style-name="P3"><text:span text:style-name="T87">Утверждения в </text:span>Present Simple</text:p>
      <text:p text:style-name="P29"/>
      <text:p text:style-name="P22">Используется чтобы:</text:p>
      <text:list xml:id="list3912490024" text:style-name="L4">
        <text:list-item>
          <text:p text:style-name="P49">сообщить факты настоящего и общеизвестные истины;</text:p>
        </text:list-item>
        <text:list-item>
          <text:p text:style-name="P49">описать текущую реальность <text:span text:style-name="T82">или</text:span> текущее положение дел;</text:p>
        </text:list-item>
        <text:list-item>
          <text:p text:style-name="P49">говорить о событиях, которые происходят с какой-то регулярностью.</text:p>
        </text:list-item>
      </text:list>
      <text:p text:style-name="P17"/>
      <text:p text:style-name="P41"><text:span text:style-name="T64">П</text:span><text:span text:style-name="T65">еред сказуемым часто </text:span><text:span text:style-name="T67">стоят</text:span><text:span text:style-name="T65"> наречия частности </text:span><text:span text:style-name="T66">(</text:span><text:span text:style-name="T65">маячки времени</text:span><text:span text:style-name="T66">):</text:span></text:p>
      <text:list xml:id="list2672247825" text:style-name="L5">
        <text:list-item>
          <text:p text:style-name="P50"><text:soft-page-break/>always - <text:span text:style-name="T50">всегда</text:span>;</text:p>
        </text:list-item>
        <text:list-item>
          <text:p text:style-name="P50">usually - <text:span text:style-name="T50">обычно</text:span>;</text:p>
        </text:list-item>
        <text:list-item>
          <text:p text:style-name="P50">often - <text:span text:style-name="T50">часто</text:span>;</text:p>
        </text:list-item>
        <text:list-item>
          <text:p text:style-name="P50">sometimes - <text:span text:style-name="T50">иногда</text:span>;</text:p>
        </text:list-item>
        <text:list-item>
          <text:p text:style-name="P50">never - <text:span text:style-name="T50">никогда</text:span>.</text:p>
        </text:list-item>
      </text:list>
      <text:p text:style-name="P29"/>
      <text:p text:style-name="P8">I always wash my hands before eating — Я всегда мою руки перед едой.</text:p>
      <text:p text:style-name="P30"/>
      <text:p text:style-name="P23">В утверждениях глагол используется в 2х вариантах:</text:p>
      <text:list xml:id="list3350209679" text:style-name="L6">
        <text:list-item>
          <text:p text:style-name="P51">без изменений, если подлежащее в первом лице или множеств. числе (<text:span text:style-name="T80">I</text:span>, <text:span text:style-name="T80">you</text:span>, <text:span text:style-name="T80">we,</text:span> <text:span text:style-name="T80">they</text:span>);</text:p>
        </text:list-item>
        <text:list-item>
          <text:p text:style-name="P51"><text:span text:style-name="T50">с окончанием -s </text:span><text:span text:style-name="T51">(-es)</text:span><text:span text:style-name="T50">, если подлежащ</text:span><text:span text:style-name="T81">ее</text:span><text:span text:style-name="T50"> в третьем лице, единств</text:span><text:span text:style-name="T82">ен.</text:span><text:span text:style-name="T50"> числе (</text:span><text:span text:style-name="T80">he</text:span><text:span text:style-name="T50">, </text:span><text:span text:style-name="T80">she</text:span><text:span text:style-name="T50">, </text:span><text:span text:style-name="T80">it</text:span><text:span text:style-name="T50">);</text:span></text:p>
        </text:list-item>
      </text:list>
      <text:p text:style-name="P31"/>
      <text:p text:style-name="P37">I <text:span text:style-name="T14">live</text:span> in New York — Я живу в Нью Йорке.</text:p>
      <text:p text:style-name="P38"><text:span text:style-name="T51">Peter </text:span><text:span text:style-name="T18">work</text:span><text:span text:style-name="T19">s</text:span><text:span text:style-name="T51"> in New York — Питер работает в Нью Йорке;</text:span></text:p>
      <text:p text:style-name="P32"/>
      <text:p text:style-name="P82">Окончание -es ставится, если глагол заканчивается: на гласную букву, на шипящий звук </text:p>
      <text:p text:style-name="P24">(sh, ch) <text:span text:style-name="T73">или</text:span> на букву s и x:</text:p>
      <text:list xml:id="list2342651531" text:style-name="L7">
        <text:list-item>
          <text:p text:style-name="P53"><text:span text:style-name="T52">go — </text:span>goes;</text:p>
        </text:list-item>
        <text:list-item>
          <text:p text:style-name="P53"><text:span text:style-name="T52">teach — </text:span>teaches;</text:p>
        </text:list-item>
        <text:list-item>
          <text:p text:style-name="P52"><text:span text:style-name="T52">mix — </text:span><text:span text:style-name="T51">mixes.</text:span></text:p>
        </text:list-item>
      </text:list>
      <text:p text:style-name="P29"/>
      <text:p text:style-name="P25">Если глагол заканчивается на букву y, перед которой согласная, то вместо y пишется i</text:p>
      <text:p text:style-name="P26"><text:span text:style-name="T53">(помимо добавления -es)</text:span>:</text:p>
      <text:list xml:id="list3769248543" text:style-name="L8">
        <text:list-item>
          <text:p text:style-name="P54">fly — flies; </text:p>
        </text:list-item>
        <text:list-item>
          <text:p text:style-name="P54">cry — cries.</text:p>
        </text:list-item>
      </text:list>
      <text:p text:style-name="P29"/>
      <text:p text:style-name="P4">Отрицания в Present Simple</text:p>
      <text:p text:style-name="P4"/>
      <text:p text:style-name="P41"><text:span text:style-name="T59">Использу</text:span><text:span text:style-name="T60">ю</text:span><text:span text:style-name="T59">тся чтобы сказать о том, что что-либо:</text:span></text:p>
      <text:list xml:id="list2157790956" text:style-name="L9">
        <text:list-item>
          <text:p text:style-name="P55">не является фактом настоящего <text:span text:style-name="T82">или истиной</text:span>;</text:p>
        </text:list-item>
        <text:list-item>
          <text:p text:style-name="P55">не происходит с какой-то регулярностью.</text:p>
        </text:list-item>
      </text:list>
      <text:p text:style-name="P36"/>
      <text:p text:style-name="P35">За отрицание отвечает частица not, которая идет в паре со вспомогательным глаголом do.</text:p>
      <text:p text:style-name="P35">Если подлежащее he/she/it, то испольузется does. <text:span text:style-name="T70">Смысловой глагол без изменений.</text:span></text:p>
      <text:p text:style-name="P34"/>
      <text:p text:style-name="P10">People <text:span text:style-name="T3">do </text:span><text:span text:style-name="T24">not</text:span> <text:span text:style-name="T14">live</text:span> in space — Люди не живут в космосе.</text:p>
      <text:p text:style-name="P10">Water <text:span text:style-name="T3">does </text:span><text:span text:style-name="T24">not</text:span> <text:span text:style-name="T14">boil</text:span> at 50 degrees Celsius — Вода не кипит при 50 грудусах.</text:p>
      <text:p text:style-name="P10"/>
      <text:p text:style-name="P39"><text:span text:style-name="T56">Практически всегда do/</text:span><text:span text:style-name="T57">does</text:span><text:span text:style-name="T56"> not использу</text:span><text:span text:style-name="T58">е</text:span><text:span text:style-name="T56">тся в сокращении: </text:span></text:p>
      <text:p text:style-name="P27"/>
      <text:p text:style-name="P11">We don`t drink whisky — Мы не пьем виски.</text:p>
      <text:p text:style-name="P13">He doesn`t drink tea — Он не пьет чай.</text:p>
      <text:p text:style-name="P13"/>
      <text:p text:style-name="P28">Вопросы в Present Simple</text:p>
      <text:p text:style-name="P11"/>
      <text:p text:style-name="P77">Используюся чтобы:</text:p>
      <text:list xml:id="list1748036583" text:style-name="L10">
        <text:list-item>
          <text:p text:style-name="P76">узнать о фактах настоящего;</text:p>
        </text:list-item>
        <text:list-item>
          <text:p text:style-name="P87"><text:span text:style-name="T61">узнать</text:span><text:span text:style-name="T60"> о событиях, которые происходят с какой-то регулярностью.</text:span></text:p>
        </text:list-item>
      </text:list>
      <text:p text:style-name="P75"/>
      <text:p text:style-name="P83"><text:soft-page-break/><text:span text:style-name="T60">Вопрос задается с помощью вспомогательного глагола do/does, который ставится перед подлежащим. Смысловой глагол без изменений (в начальной форме).</text:span></text:p>
      <text:p text:style-name="P83"><text:span text:style-name="T60"/></text:p>
      <text:p text:style-name="P84"><text:span text:style-name="T5">Do</text:span><text:span text:style-name="T55"> you </text:span><text:span text:style-name="T20">like</text:span><text:span text:style-name="T55"> action movies? </text:span><text:span text:style-name="T36">— </text:span><text:span text:style-name="T55">Тебе нравятся экшен фильмы? </text:span></text:p>
      <text:p text:style-name="P63">What books <text:span text:style-name="T3">do</text:span> you <text:span text:style-name="T14">read</text:span>? <text:span text:style-name="T54">—</text:span> Какие книги тебе нравятся?</text:p>
      <text:p text:style-name="P12"/>
      <text:p text:style-name="P78"/>
      <text:p text:style-name="P78"/>
      <text:p text:style-name="P78"/>
      <text:p text:style-name="P91"><text:span text:style-name="T31">Таблица времен </text:span><text:span text:style-name="T33">утвердительн</text:span><text:span text:style-name="T32">ых</text:span><text:span text:style-name="T33"> предложени</text:span><text:span text:style-name="T32">й</text:span><text:span text:style-name="T31">:</text:span></text:p>
      <text:p text:style-name="P56"/>
      <table:table table:name="Table1" table:style-name="Table1">
        <table:table-column table:style-name="Table1.A" table:number-columns-repeated="5"/>
        <table:table-row table:style-name="TableLine94827558372736">
          <table:table-cell table:style-name="Table1.A1" office:value-type="string">
            <text:p text:style-name="P93"/>
          </table:table-cell>
          <table:table-cell table:style-name="Table1.A1" office:value-type="string">
            <text:p text:style-name="P94">Simple</text:p>
          </table:table-cell>
          <table:table-cell table:style-name="Table1.A1" office:value-type="string">
            <text:p text:style-name="P57">Continuous</text:p>
          </table:table-cell>
          <table:table-cell table:style-name="Table1.A1" office:value-type="string">
            <text:p text:style-name="P94">Perfect</text:p>
          </table:table-cell>
          <table:table-cell table:style-name="Table1.E1" office:value-type="string">
            <text:p text:style-name="P94">Perfect <text:span text:style-name="T42">Continuous</text:span></text:p>
          </table:table-cell>
        </table:table-row>
        <table:table-row table:style-name="TableLine94827559710640">
          <table:table-cell table:style-name="Table1.A2" office:value-type="string">
            <text:p text:style-name="P94">Future</text:p>
          </table:table-cell>
          <table:table-cell table:style-name="Table1.A2" office:value-type="string">
            <text:p text:style-name="P95"/>
          </table:table-cell>
          <table:table-cell table:style-name="Table1.A2" office:value-type="string">
            <text:p text:style-name="P95"/>
          </table:table-cell>
          <table:table-cell table:style-name="Table1.A2" office:value-type="string">
            <text:p text:style-name="P95"/>
          </table:table-cell>
          <table:table-cell table:style-name="Table1.E2" office:value-type="string">
            <text:p text:style-name="P95"/>
          </table:table-cell>
        </table:table-row>
        <table:table-row table:style-name="TableLine94827585517856">
          <table:table-cell table:style-name="Table1.A2" office:value-type="string">
            <text:p text:style-name="P94">Present</text:p>
          </table:table-cell>
          <table:table-cell table:style-name="Table1.A2" office:value-type="string">
            <text:p text:style-name="P95">I/you/we/they <text:span text:style-name="T22">live </text:span>in Spain</text:p>
            <text:p text:style-name="P96"/>
            <text:p text:style-name="P96">He/she/<text:span text:style-name="T75">it</text:span> <text:span text:style-name="T22">lives</text:span> in Spain</text:p>
          </table:table-cell>
          <table:table-cell table:style-name="Table1.A2" office:value-type="string">
            <text:p text:style-name="P95"/>
          </table:table-cell>
          <table:table-cell table:style-name="Table1.A2" office:value-type="string">
            <text:p text:style-name="P95"/>
          </table:table-cell>
          <table:table-cell table:style-name="Table1.E2" office:value-type="string">
            <text:p text:style-name="P95"/>
          </table:table-cell>
        </table:table-row>
        <table:table-row table:style-name="TableLine94827585239664">
          <table:table-cell table:style-name="Table1.A2" office:value-type="string">
            <text:p text:style-name="P94">Past</text:p>
          </table:table-cell>
          <table:table-cell table:style-name="Table1.A2" office:value-type="string">
            <text:p text:style-name="P95"/>
          </table:table-cell>
          <table:table-cell table:style-name="Table1.A2" office:value-type="string">
            <text:p text:style-name="P95"/>
          </table:table-cell>
          <table:table-cell table:style-name="Table1.A2" office:value-type="string">
            <text:p text:style-name="P95"/>
          </table:table-cell>
          <table:table-cell table:style-name="Table1.E2" office:value-type="string">
            <text:p text:style-name="P95"/>
          </table:table-cell>
        </table:table-row>
      </table:table>
      <text:p text:style-name="P56"/>
      <text:p text:style-name="P69"><text:span text:style-name="T31">Таблица времен </text:span><text:span text:style-name="T32">отрицательных</text:span><text:span text:style-name="T33"> предложени</text:span><text:span text:style-name="T32">й</text:span><text:span text:style-name="T31">:</text:span></text:p>
      <text:p text:style-name="P56"/>
      <table:table table:name="Table2" table:style-name="Table2">
        <table:table-column table:style-name="Table2.A" table:number-columns-repeated="5"/>
        <table:table-row table:style-name="TableLine94827585589792"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94">Simple</text:p>
          </table:table-cell>
          <table:table-cell table:style-name="Table2.A1" office:value-type="string">
            <text:p text:style-name="P57">Continuous</text:p>
          </table:table-cell>
          <table:table-cell table:style-name="Table2.A1" office:value-type="string">
            <text:p text:style-name="P94">Perfect</text:p>
          </table:table-cell>
          <table:table-cell table:style-name="Table2.E1" office:value-type="string">
            <text:p text:style-name="P94">Perfect <text:span text:style-name="T42">Continuous</text:span></text:p>
          </table:table-cell>
        </table:table-row>
        <table:table-row table:style-name="TableLine94827584638016">
          <table:table-cell table:style-name="Table2.A2" office:value-type="string">
            <text:p text:style-name="P94">Future</text:p>
          </table:table-cell>
          <table:table-cell table:style-name="Table2.A2" office:value-type="string">
            <text:p text:style-name="P95"/>
          </table:table-cell>
          <table:table-cell table:style-name="Table2.A2" office:value-type="string">
            <text:p text:style-name="P95"/>
          </table:table-cell>
          <table:table-cell table:style-name="Table2.A2" office:value-type="string">
            <text:p text:style-name="P95"/>
          </table:table-cell>
          <table:table-cell table:style-name="Table2.E2" office:value-type="string">
            <text:p text:style-name="P95"/>
          </table:table-cell>
        </table:table-row>
        <table:table-row table:style-name="TableLine94827585260288">
          <table:table-cell table:style-name="Table2.A2" office:value-type="string">
            <text:p text:style-name="P94">Present</text:p>
          </table:table-cell>
          <table:table-cell table:style-name="Table2.A2" office:value-type="string">
            <text:p text:style-name="P96">I/you/we/they don`t live in Spain</text:p>
            <text:p text:style-name="P96"/>
            <text:p text:style-name="P96">He/she/<text:span text:style-name="T75">it</text:span> does`t live in Spain</text:p>
          </table:table-cell>
          <table:table-cell table:style-name="Table2.A2" office:value-type="string">
            <text:p text:style-name="P95"/>
          </table:table-cell>
          <table:table-cell table:style-name="Table2.A2" office:value-type="string">
            <text:p text:style-name="P95"/>
          </table:table-cell>
          <table:table-cell table:style-name="Table2.E2" office:value-type="string">
            <text:p text:style-name="P95"/>
          </table:table-cell>
        </table:table-row>
        <table:table-row table:style-name="TableLine94827578991760">
          <table:table-cell table:style-name="Table2.A2" office:value-type="string">
            <text:p text:style-name="P94">Past</text:p>
          </table:table-cell>
          <table:table-cell table:style-name="Table2.A2" office:value-type="string">
            <text:p text:style-name="P95"/>
          </table:table-cell>
          <table:table-cell table:style-name="Table2.A2" office:value-type="string">
            <text:p text:style-name="P95"/>
          </table:table-cell>
          <table:table-cell table:style-name="Table2.A2" office:value-type="string">
            <text:p text:style-name="P95"/>
          </table:table-cell>
          <table:table-cell table:style-name="Table2.E2" office:value-type="string">
            <text:p text:style-name="P95"/>
          </table:table-cell>
        </table:table-row>
      </table:table>
      <text:p text:style-name="P56"/>
      <text:p text:style-name="P69"><text:span text:style-name="T31">Таблица времен </text:span><text:span text:style-name="T32">вопросительных</text:span><text:span text:style-name="T33"> предложени</text:span><text:span text:style-name="T32">й</text:span><text:span text:style-name="T31">:</text:span></text:p>
      <text:p text:style-name="P56"/>
      <table:table table:name="Table3" table:style-name="Table3">
        <table:table-column table:style-name="Table3.A" table:number-columns-repeated="5"/>
        <table:table-row table:style-name="TableLine94827584656240"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94">Simple</text:p>
          </table:table-cell>
          <table:table-cell table:style-name="Table3.A1" office:value-type="string">
            <text:p text:style-name="P57">Continuous</text:p>
          </table:table-cell>
          <table:table-cell table:style-name="Table3.A1" office:value-type="string">
            <text:p text:style-name="P94">Perfect</text:p>
          </table:table-cell>
          <table:table-cell table:style-name="Table3.E1" office:value-type="string">
            <text:p text:style-name="P94">Perfect <text:span text:style-name="T42">Continuous</text:span></text:p>
          </table:table-cell>
        </table:table-row>
        <table:table-row table:style-name="TableLine94827558058640">
          <table:table-cell table:style-name="Table3.A2" office:value-type="string">
            <text:p text:style-name="P94">Future</text:p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E2" office:value-type="string">
            <text:p text:style-name="P95"/>
          </table:table-cell>
        </table:table-row>
        <table:table-row table:style-name="TableLine94827580862592">
          <table:table-cell table:style-name="Table3.A2" office:value-type="string">
            <text:p text:style-name="P94">Present</text:p>
          </table:table-cell>
          <table:table-cell table:style-name="Table3.A2" office:value-type="string">
            <text:p text:style-name="P97">Do I/you/we/they</text:p>
            <text:p text:style-name="P97">live in Spain?</text:p>
            <text:p text:style-name="P97"/>
            <text:p text:style-name="P97">Does he/she/it live in Spain?</text:p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E2" office:value-type="string">
            <text:p text:style-name="P95"/>
          </table:table-cell>
        </table:table-row>
        <table:table-row table:style-name="TableLine94827558431808">
          <table:table-cell table:style-name="Table3.A2" office:value-type="string">
            <text:p text:style-name="P94">Past</text:p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E2" office:value-type="string">
            <text:p text:style-name="P95"/>
          </table:table-cell>
        </table:table-row>
      </table:table>
      <text:p text:style-name="P62"><text:span text:style-name="T2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16T12:48:36.534453254</dc:date>
    <meta:editing-duration>PT3H24M13S</meta:editing-duration>
    <meta:editing-cycles>59</meta:editing-cycles>
    <meta:generator>LibreOffice/6.4.7.2$Linux_X86_64 LibreOffice_project/40$Build-2</meta:generator>
    <meta:document-statistic meta:table-count="3" meta:image-count="0" meta:object-count="0" meta:page-count="5" meta:paragraph-count="124" meta:word-count="959" meta:character-count="6344" meta:non-whitespace-character-count="5496"/>
  </office:meta>
</office:document-meta>
</file>